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crackstation.net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9:39:14.886874232</meta:creation-date>
    <dc:date>2024-10-02T09:42:21.552328046</dc:date>
    <meta:editing-duration>PT3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25" meta:non-whitespace-character-count="25"/>
  </office:meta>
</office:document-meta>
</file>